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6df3"/>
    </style:style>
    <style:style style:name="P5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16df3" style:font-size-asian="12pt" style:font-size-complex="12pt"/>
    </style:style>
    <style:style style:name="P7" style:family="paragraph" style:parent-style-name="Standard" style:list-style-name="L1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8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9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9" style:family="paragraph" style:parent-style-name="Standard" style:list-style-name="L10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20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21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0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12">
      <style:text-properties style:text-line-through-style="solid" style:text-line-through-type="singl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b2c3b" style:font-size-asian="12pt" style:font-weight-asian="bold" style:font-size-complex="12pt" style:font-weight-complex="bold"/>
    </style:style>
    <style:style style:name="T17" style:family="text">
      <style:text-properties officeooo:rsid="00216278"/>
    </style:style>
    <style:style style:name="T18" style:family="text">
      <style:text-properties officeooo:rsid="00221931"/>
    </style:style>
    <style:style style:name="T19" style:family="text">
      <style:text-properties officeooo:rsid="002b2c3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0">1</text:span><text:span text:style-name="T15">0</text:span><text:span text:style-name="T16">7</text:span><text:span text:style-name="T11"> - </text:span><text:span text:style-name="T12">Controls - </text:span><text:span text:style-name="T16">WSO - </text:span><text:span text:style-name="T13">Throttle </text:span><text:span text:style-name="T14">Base</text:span></text:p>
      <text:p text:style-name="P3">U=Up, D=Down, F=Forward, B=Backward, L=Left, R=Right, P=Press, S-*=Shift-<text:span text:style-name="T6">*</text:span>, L-*=Long-<text:span text:style-name="T6">*</text:span></text:p>
      <text:p text:style-name="P1"/>
      <text:p text:style-name="P5">Mode selector</text:p>
      <text:list xml:id="list2422747358" text:style-name="L1">
        <text:list-item>
          <text:p text:style-name="P7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5">Flaps lever</text:p>
      <text:list xml:id="list3656384940" text:style-name="L2">
        <text:list-item>
          <text:p text:style-name="P8"><text:span text:style-name="T1">Axis</text:span><text:span text:style-name="T2">: --</text:span></text:p>
        </text:list-item>
      </text:list>
      <text:p text:style-name="P5">T1 switch</text:p>
      <text:list xml:id="list1226329075" text:style-name="L3">
        <text:list-item>
          <text:p text:style-name="P9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5">T2 switch</text:p>
      <text:list xml:id="list3114831107"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5">T3 switch</text:p>
      <text:list xml:id="list2484204894" text:style-name="L5">
        <text:list-item>
          <text:p text:style-name="P11">F: <text:span text:style-name="T4">FLIR switch (targeting pod) ON when forward, STBY when back</text:span></text:p>
        </text:list-item>
      </text:list>
      <text:p text:style-name="P5">T4 switch</text:p>
      <text:list xml:id="list3246342081" text:style-name="L6">
        <text:list-item>
          <text:p text:style-name="P12">F: <text:span text:style-name="T4">LTD/R switch (laser designator) ARM when forward, SAFE when back</text:span></text:p>
        </text:list-item>
      </text:list>
      <text:p text:style-name="P5">Lighted Buttons -- Master Modes, Master Arm, carrier calls</text:p>
      <text:list xml:id="list3644655661" text:style-name="L7">
        <text:list-item>
          <text:p text:style-name="P17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xml:id="list3034569684" text:style-name="L8">
        <text:list-item>
          <text:p text:style-name="P13">B4: Toggle A/G mode<text:tab/>B5: Master Arm OFF<text:tab/>B6: Hornet Ball</text:p>
        </text:list-item>
      </text:list>
      <text:p text:style-name="P5">T5 switch -- <text:span text:style-name="T17">Landing </text:span>Gear and Hook</text:p>
      <text:list xml:id="list88588654" text:style-name="L9">
        <text:list-item>
          <text:p text:style-name="P18">U/D: <text:span text:style-name="T18">Landing </text:span>Gear up/down</text:p>
        </text:list-item>
        <text:list-item>
          <text:p text:style-name="P21"><text:span text:style-name="T2">S-U/</text:span><text:span text:style-name="T1">S-</text:span><text:span text:style-name="T2">D: Hook up/down</text:span></text:p>
        </text:list-item>
      </text:list>
      <text:p text:style-name="P5">T6 switch -- Flaps and <text:span text:style-name="T1">Refueling </text:span>Probe</text:p>
      <text:list xml:id="list117167326" text:style-name="L10">
        <text:list-item>
          <text:p text:style-name="P19">U/D: Flaps switch up/down one notch</text:p>
        </text:list-item>
        <text:list-item>
          <text:p text:style-name="P22"><text:span text:style-name="T2">S-U/</text:span><text:span text:style-name="T1">S-</text:span><text:span text:style-name="T2">D: Refueling probe extend/retract</text:span></text:p>
        </text:list-item>
      </text:list>
      <text:p text:style-name="P5">T7 switch -- Canopy</text:p>
      <text:list xml:id="list664984674" text:style-name="L11">
        <text:list-item>
          <text:p text:style-name="P20">U/D: Canopy up/down</text:p>
        </text:list-item>
      </text:list>
      <text:p text:style-name="P5">E1 dial -- <text:span text:style-name="T1">Kneeboard</text:span></text:p>
      <text:list xml:id="list380934768" text:style-name="L12">
        <text:list-item>
          <text:p text:style-name="P14">P: Kneeboard toggle</text:p>
        </text:list-item>
        <text:list-item>
          <text:p text:style-name="P23"><text:span text:style-name="T8">L/R</text:span><text:span text:style-name="T9">: Flip pages</text:span></text:p>
        </text:list-item>
      </text:list>
      <text:list xml:id="list1042247495" text:style-name="L13">
        <text:list-item>
          <text:p text:style-name="P15">S-Rotate: RWR volume up/down</text:p>
        </text:list-item>
      </text:list>
      <text:p text:style-name="P5">E2 dial -- <text:span text:style-name="T1">NVGs</text:span></text:p>
      <text:list xml:id="list3783296064" text:style-name="L14">
        <text:list-item>
          <text:p text:style-name="P16">P: Toggle NVGs on/off</text:p>
        </text:list-item>
        <text:list-item>
          <text:p text:style-name="P16"><text:span text:style-name="T7">L/R</text:span>: NVG gain up/down</text:p>
        </text:list-item>
      </text:list>
      <text:p text:style-name="P6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1T08:41:56.484000000</dc:date>
    <meta:editing-duration>PT2H45M51S</meta:editing-duration>
    <meta:editing-cycles>2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209" meta:character-count="1137" meta:non-whitespace-character-count="976"/>
  </office:meta>
</office:document-meta>
</file>